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nl" fo:country="BE"/>
    </style:style>
    <style:style style:name="P3" style:parent-style-name="Standard" style:family="paragraph">
      <style:text-properties fo:language="nl" fo:country="BE"/>
    </style:style>
    <style:style style:name="P4" style:parent-style-name="Standard" style:family="paragraph">
      <style:text-properties fo:language="nl" fo:country="BE"/>
    </style:style>
    <style:style style:name="P5" style:parent-style-name="Standard" style:family="paragraph">
      <style:text-properties fo:language="nl" fo:country="BE"/>
    </style:style>
    <style:style style:name="P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" style:parent-style-name="Standard" style:family="paragraph">
      <style:text-properties fo:language="nl" fo:country="BE"/>
    </style:style>
    <style:style style:name="P8" style:parent-style-name="Standard" style:family="paragraph">
      <style:text-properties fo:language="nl" fo:country="BE"/>
    </style:style>
    <style:style style:name="P9" style:parent-style-name="Standard" style:family="paragraph">
      <style:text-properties fo:language="nl" fo:country="BE"/>
    </style:style>
    <style:style style:name="T10" style:parent-style-name="DefaultParagraphFont" style:family="text">
      <style:text-properties fo:language="nl" fo:country="BE"/>
    </style:style>
  </office:automatic-styles>
  <office:body>
    <office:text text:use-soft-page-breaks="true">
      <text:p text:style-name="P1"><text:s/><text:span text:style-name="T2">Pagina 3. 2.2 SD kaart is geen harde schijf imo</text:span></text:p>
      <text:p text:style-name="P3">pagina 6 RS voor red oval . Minor typo</text:p>
      <text:p text:style-name="P4">pagina 7: kan dan de orientatie BEPAALD WORDEN. Niet bepalen</text:p>
      <text:p text:style-name="P5">figuur 5 getrokken? Ik zou genomen<text:s/>doen</text:p>
      <text:p text:style-name="Standard">mooie gui</text:p>
      <text:p text:style-name="Standard"/>
      <text:p text:style-name="P6"/>
      <text:p text:style-name="Standard">Sunil:</text:p>
      <text:p text:style-name="P7">Sectie 3.2: threshold afbeelding &lt;-&gt; binary image</text:p>
      <text:p text:style-name="P8">Slimme algoritme om vormen te herkennen!</text:p>
      <text:p text:style-name="P9">Waar zal opencv draaien, op de pi of pc?</text:p>
      <text:p text:style-name="Standard"><text:span text:style-name="T10">Hoe verloopt de communicatie ?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out Vekemans</meta:initial-creator>
    <dc:creator>Study</dc:creator>
    <meta:creation-date>2014-03-06T14:05:00Z</meta:creation-date>
    <dc:date>2014-03-06T19:50:00Z</dc:date>
    <meta:template xlink:href="Normal.dotm" xlink:type="simple"/>
    <meta:editing-cycles>3</meta:editing-cycles>
    <meta:editing-duration>PT1140S</meta:editing-duration>
    <meta:document-statistic meta:page-count="1" meta:paragraph-count="1" meta:word-count="57" meta:character-count="371" meta:row-count="2" meta:non-whitespace-character-count="315"/>
  </office:meta>
</office:document-meta>
</file>